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205.54pt"/>
    </style:style>
    <style:style style:name="co5" style:family="table-column">
      <style:table-column-properties fo:break-before="auto" style:column-width="147.66pt"/>
    </style:style>
    <style:style style:name="co6" style:family="table-column">
      <style:table-column-properties fo:break-before="auto" style:column-width="163.5pt"/>
    </style:style>
    <style:style style:name="co7" style:family="table-column">
      <style:table-column-properties fo:break-before="auto" style:column-width="191.31pt"/>
    </style:style>
    <style:style style:name="co8" style:family="table-column">
      <style:table-column-properties fo:break-before="auto" style:column-width="155.54pt"/>
    </style:style>
    <style:style style:name="co9" style:family="table-column">
      <style:table-column-properties fo:break-before="auto" style:column-width="128.55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96.01pt" fo:break-before="auto" style:use-optimal-row-height="false"/>
    </style:style>
    <style:style style:name="ro3" style:family="table-row">
      <style:table-row-properties style:row-height="77.24pt" fo:break-before="auto" style:use-optimal-row-height="false"/>
    </style:style>
    <style:style style:name="ro4" style:family="table-row">
      <style:table-row-properties style:row-height="108pt" fo:break-before="auto" style:use-optimal-row-height="false"/>
    </style:style>
    <style:style style:name="ro5" style:family="table-row">
      <style:table-row-properties style:row-height="56.24pt" fo:break-before="auto" style:use-optimal-row-height="false"/>
    </style:style>
    <style:style style:name="ro6" style:family="table-row">
      <style:table-row-properties style:row-height="64.49pt" fo:break-before="auto" style:use-optimal-row-height="false"/>
    </style:style>
    <style:style style:name="ro7" style:family="table-row">
      <style:table-row-properties style:row-height="122.26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07.26pt" fo:break-before="auto" style:use-optimal-row-height="false"/>
    </style:style>
    <style:style style:name="ro10" style:family="table-row">
      <style:table-row-properties style:row-height="99.75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ta1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Severity</text:p>
          </table:table-cell>
          <table:table-cell table:style-name="ce9" office:value-type="string" calcext:value-type="string">
            <text:p>Precondition</text:p>
          </table:table-cell>
          <table:table-cell table:style-name="ce4" office:value-type="string" calcext:value-type="string">
            <text:p>Environment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teps to reproduce</text:p>
          </table:table-cell>
          <table:table-cell table:style-name="ce4" office:value-type="string" calcext:value-type="string">
            <text:p>Actuаl result</text:p>
          </table:table-cell>
          <table:table-cell table:style-name="ce4" office:value-type="string" calcext:value-type="string">
            <text:p>Expected result</text:p>
          </table:table-cell>
          <table:table-cell table:style-name="ce9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Кнопка «Подробнее» на всплывающем окне «Информация о Cookie» обновляет главную страницу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  <text:p>3. Очистить cookie на вкладке Application в Devtools</text:p>
            <text:p/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0" office:value-type="string" calcext:value-type="string">
            <text:p>1. Обновить страницу сайта (F5)</text:p>
            <text:p>2. Нажать на кнопку «Подробнее» на всплывающем окне «Информация о Cookie» </text:p>
          </table:table-cell>
          <table:table-cell table:style-name="ce5" office:value-type="string" calcext:value-type="string">
            <text:p>Происходит обновление страницы</text:p>
          </table:table-cell>
          <table:table-cell table:style-name="ce5" office:value-type="string" calcext:value-type="string">
            <text:p>Переход на страницу с политикой конфиденциальности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Нет кнопки «Отклонить» на всплывающем окне «Информация о Cookie</text:p>
          </table:table-cell>
          <table:table-cell table:style-name="ce5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  <text:p>3. Очистить cookie на вкладке Application в Devtools</text:p>
            <text:p/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0" office:value-type="string" calcext:value-type="string">
            <text:p>1. Обновить страницу сайта (F5)</text:p>
            <text:p>2. Нажать на кнопку «Подробнее» на всплывающем окне «Информация о Cookie» </text:p>
          </table:table-cell>
          <table:table-cell table:style-name="ce5" office:value-type="string" calcext:value-type="string">
            <text:p>Отсутствует возможность отклонить использование файлов cookie</text:p>
          </table:table-cell>
          <table:table-cell table:style-name="ce5" office:value-type="string" calcext:value-type="string">
            <text:p>Должна быть кнопка "Отклонить" или иная возможность отказаться от использования файлов cookie</text:p>
          </table:table-cell>
          <table:table-cell table:style-name="ce10"/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Неактивна функция скачивания для обоих опций при нажатии на кнопку «Скачать PDF»</text:p>
          </table:table-cell>
          <table:table-cell table:style-name="ce5" office:value-type="string" calcext:value-type="string">
            <text:p>Критическ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Нельзя скачать отчет, как при выборе опции "Постранично" , так и <text:s/>опции "Разворотами". Выбор опции влечет открытие главной страницы на новой вкладке.</text:p>
          </table:table-cell>
          <table:table-cell table:style-name="ce10" office:value-type="string" calcext:value-type="string">
            <text:p>1. Нажать на кнопку "Скачать PDF"</text:p>
            <text:p>2. Выбрать одну из выпадающих опций:                                                     - Постранично                                         - Разворотами</text:p>
          </table:table-cell>
          <table:table-cell table:style-name="ce5" office:value-type="string" calcext:value-type="string">
            <text:p>Отчет не скачивается при выборе обеих опций: <text:s text:c="46"/>- Постранично <text:s text:c="40"/>- Разворотами</text:p>
          </table:table-cell>
          <table:table-cell table:style-name="ce5" office:value-type="string" calcext:value-type="string">
            <text:p>Отчет должен скачиваться при выборе обеих опций: <text:s text:c="40"/>- Постранично <text:s text:c="40"/>- Разворотами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Вертикальный скролл отсутствует на все страницах сайта</text:p>
          </table:table-cell>
          <table:table-cell table:style-name="ce5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Ввиду отсутствия вертикального скролла пролистать контент на странице без мышки можно только с использованием клавиш перемещения. Вертикальный скролл отсутствует на страницах 1-9 (в т.ч. 7.1 - 7.5, 9.1-9.2)</text:p>
          </table:table-cell>
          <table:table-cell table:style-name="ce10" office:value-type="string" calcext:value-type="string">
            <text:p>1. Пролистать страницу до футера </text:p>
          </table:table-cell>
          <table:table-cell table:style-name="ce5" office:value-type="string" calcext:value-type="string">
            <text:p>Отсутствует вертикальный скролл на всех страницах сайта</text:p>
          </table:table-cell>
          <table:table-cell table:style-name="ce5" office:value-type="string" calcext:value-type="string">
            <text:p>На всех страницах сайта должен иметься вертикальный скролл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Отсутствует указатель «Вниз» в навигации по страницам 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Кнопка "Вниз" отсутствует в навигации на страницах 1-9 (в т.ч. 7.1 - 7.5, 9.1-9.2)</text:p>
          </table:table-cell>
          <table:table-cell table:style-name="ce10" office:value-type="string" calcext:value-type="string">
            <text:p>1. Опуститься вниз страницы</text:p>
          </table:table-cell>
          <table:table-cell table:style-name="ce5" office:value-type="string" calcext:value-type="string">
            <text:p>В навигации отсутствует курсор "Вниз"</text:p>
          </table:table-cell>
          <table:table-cell table:style-name="ce5" office:value-type="string" calcext:value-type="string">
            <text:p>В навигации по страницам должны присутствовать курсоры во все стороны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В заголовке страницы «Тестовый отчет 2021» должен быть указан <text:s/>19 год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Год отчета в заголовке противоречит содержанию других страниц сайта, описывающих результаты 2019 года</text:p>
          </table:table-cell>
          <table:table-cell table:style-name="ce10" office:value-type="string" calcext:value-type="string">
            <text:p>1. Перейти на главную страницу</text:p>
          </table:table-cell>
          <table:table-cell table:style-name="ce5" office:value-type="string" calcext:value-type="string">
            <text:p>В заголовке страницы указан год отчета 2021 </text:p>
          </table:table-cell>
          <table:table-cell table:style-name="ce5" office:value-type="string" calcext:value-type="string">
            <text:p>В заголовке страницы год отчета должен быть 2019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Указан 2021 год вместо 2020 в предложении "В 2021 году Компания продолжит совершенствовать практику корпоративного управления. " на стр. 1.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Если год отчета = 2019, то планы должны быть на 2020 год, как указано на 3 странице</text:p>
          </table:table-cell>
          <table:table-cell table:style-name="ce10" office:value-type="string" calcext:value-type="string">
            <text:p>1. Перейти на главную страницу</text:p>
          </table:table-cell>
          <table:table-cell table:style-name="ce5" office:value-type="string" calcext:value-type="string">
            <text:p>В предложении "В 2021 году Компания продолжит совершенствовать практику корпоративного управления." указан <text:s/>2021 год </text:p>
          </table:table-cell>
          <table:table-cell table:style-name="ce5" office:value-type="string" calcext:value-type="string">
            <text:p>В предложении "В 2021 году Компания продолжит совершенствовать практику корпоративного управления." должен быть <text:s/>указан <text:s/>2021 год </text:p>
          </table:table-cell>
          <table:table-cell table:style-name="ce10"/>
          <table:table-cell table:number-columns-repeated="1014"/>
        </table:table-row>
        <table:table-row table:style-name="ro7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Кнопки «Интерактивный анализ», «Скачать страницу», «Мой отчет», «Центр загрузки», «История» и «Карта сайта» открывают рандомные страницы сайта на новой вкладке</text:p>
          </table:table-cell>
          <table:table-cell table:style-name="ce5" office:value-type="string" calcext:value-type="string">
            <text:p>Критическ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Вместо перехода в соответствующий раздел, открывается окно со страницей не соответствующей названию раздела(1, 7, 4 и т.д.)</text:p>
          </table:table-cell>
          <table:table-cell table:style-name="ce10" office:value-type="string" calcext:value-type="string">
            <text:p>1. Открыть боковую панель инструментов <text:s text:c="37"/>2. <text:s/>Выбрать один из разделов: <text:s text:c="44"/>- Интерактивный анализ <text:s text:c="24"/>- Скачать страницу <text:s text:c="46"/>- Мой отчет <text:s text:c="43"/>- Центр загрузки <text:s text:c="36"/>- История <text:s text:c="47"/>- Карта сайта»</text:p>
          </table:table-cell>
          <table:table-cell table:style-name="ce5" office:value-type="string" calcext:value-type="string">
            <text:p>Открывается рандомная страница сайта</text:p>
          </table:table-cell>
          <table:table-cell table:style-name="ce5" office:value-type="string" calcext:value-type="string">
            <text:p>Каждому разделу должна соответствовать своя страница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Не открываются страницы выбранной соц. сети при нажатии на кнопку «Поделиться в панели инструментов</text:p>
          </table:table-cell>
          <table:table-cell table:style-name="ce5" office:value-type="string" calcext:value-type="string">
            <text:p>Критическ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При нажатии на иконку соц сеть открывается пустое окно about:blank. Пролема актуальная для всех соц сетей в разделе "Поделиться". </text:p>
          </table:table-cell>
          <table:table-cell table:style-name="ce10" office:value-type="string" calcext:value-type="string">
            <text:p>1. Открыть боковую панель инструментов <text:s text:c="38"/>2. <text:s/>Выбрать <text:s/>раздел "Поделиться" <text:s text:c="6"/>3. <text:s/>Выбрать одну из соц. сетей: <text:s text:c="44"/>- vkontakte <text:s text:c="45"/>- facebook <text:s text:c="46"/>- Twitter <text:s text:c="2"/></text:p>
          </table:table-cell>
          <table:table-cell table:style-name="ce5" office:value-type="string" calcext:value-type="string">
            <text:p>Окно авторизации не открывается ни для одной из выбранных из соц. сетей </text:p>
          </table:table-cell>
          <table:table-cell table:style-name="ce5" office:value-type="string" calcext:value-type="string">
            <text:p>Должно открываться окно авторизации выбранной соц. сети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Ошибка в слове "Тестовая" в названии страницы "Тестовая страница №3" в боковом меню</text:p>
          </table:table-cell>
          <table:table-cell table:style-name="ce5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шибка в слове "тестовая". Написано теТсовая</text:p>
          </table:table-cell>
          <table:table-cell table:style-name="ce12" office:value-type="string" calcext:value-type="string">
            <text:p>1. Открыть бургер меню на боковой панели <text:s text:c="60"/>2. <text:s/>Найти "Тестовая страница №3" <text:s text:c="63"/></text:p>
          </table:table-cell>
          <table:table-cell table:style-name="ce5" office:value-type="string" calcext:value-type="string">
            <text:p>В названии страницы "Тестовая страница №3" <text:s/>указано "ТеТсовая страница №3"</text:p>
          </table:table-cell>
          <table:table-cell table:style-name="ce5" office:value-type="string" calcext:value-type="string">
            <text:p>В названии страницы "Тестовая страница №3" <text:s/>должно быть указано "Тестовая страница №3"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Ошибка в слове "Тестовая" в хлебных крошках на странице "Тестовая страница №3" </text:p>
          </table:table-cell>
          <table:table-cell table:style-name="ce5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шибка в слове "тестовая". Написано теТсовая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3" <text:s text:c="63"/></text:p>
          </table:table-cell>
          <table:table-cell table:style-name="ce5" office:value-type="string" calcext:value-type="string">
            <text:p>В названии страницы "Тестовая страница №3" <text:s/>указано "ТеТсовая страница №3"</text:p>
          </table:table-cell>
          <table:table-cell table:style-name="ce5" office:value-type="string" calcext:value-type="string">
            <text:p>В названии страницы "Тестовая страница №3" <text:s/>должно быть указано "Тестовая страница №3"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Нет закрепа названия столбцов в таблице "Общие собрания акционеров, состоявшиеся в 2019 году",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63"/></text:p>
          </table:table-cell>
          <table:table-cell table:style-name="ce5" office:value-type="string" calcext:value-type="string">
            <text:p>Нет закрепа названия столбцов в таблице "Общие собрания акционеров, состоявшиеся в 2019 году"</text:p>
          </table:table-cell>
          <table:table-cell table:style-name="ce5" office:value-type="string" calcext:value-type="string">
            <text:p>Названия столбцов таблицы "Общие собрания акционеров, состоявшиеся в 2019 году" должны быть закреплены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Нет ед. измерения у диаграммы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36"/>3. Перейти к диаграмме "Количество акционеров, воспользовавшихся сервисами электронного голосования" <text:s text:c="34"/></text:p>
          </table:table-cell>
          <table:table-cell table:style-name="ce5" office:value-type="string" calcext:value-type="string">
            <text:p>Нет ед. измерения у диаграммы "Количество акционеров, воспользовавшихся сервисами электронного голосования"</text:p>
          </table:table-cell>
          <table:table-cell table:style-name="ce5" office:value-type="string" calcext:value-type="string">
            <text:p>У диаграммы "Количество акционеров, воспользовавшихся сервисами электронного голосования" должна быть указана ед. измерения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Нет центровки текста у тултипа №2 в диаграмме "Кворум общих собраний акционеров в 2017–2019 годах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50"/>3. Перейти к диаграмме "Кворум общих собраний акционеров в 2017–2019 годах" <text:s text:c="26"/></text:p>
          </table:table-cell>
          <table:table-cell table:style-name="ce5" office:value-type="string" calcext:value-type="string">
            <text:p>Нет центровки текста у тултипа №2 в диаграмме "Кворум общих собраний акционеров в 2017–2019 годах" </text:p>
          </table:table-cell>
          <table:table-cell table:style-name="ce5" office:value-type="string" calcext:value-type="string">
            <text:p>Текста в тултипе №2, диаграммы "Кворум общих собраний акционеров в 2017–2019 годах", должен быть отцентрован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Нет центровки текста у тултипа №4 в диаграмме "Кворум общих собраний акционеров в 2017–2019 годах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50"/>3. Перейти к диаграмме "Кворум общих собраний акционеров в 2017–2019 годах" <text:s text:c="26"/></text:p>
          </table:table-cell>
          <table:table-cell table:style-name="ce5" office:value-type="string" calcext:value-type="string">
            <text:p>Нет центровки текста у тултипа №4 в диаграмме "Кворум общих собраний акционеров в 2017–2019 годах" </text:p>
          </table:table-cell>
          <table:table-cell table:style-name="ce5" office:value-type="string" calcext:value-type="string">
            <text:p>Текста в тултипе №4, диаграммы "Кворум общих собраний акционеров в 2017–2019 годах", должен быть отцентрован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Нет центровки текста у тултипа №6 в диаграмме "Кворум общих собраний акционеров в 2017–2019 годах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50"/>3. Перейти к диаграмме "Кворум общих собраний акционеров в 2017–2019 годах" <text:s text:c="26"/></text:p>
          </table:table-cell>
          <table:table-cell table:style-name="ce5" office:value-type="string" calcext:value-type="string">
            <text:p>Нет центровки текста у тултипа №6 в диаграмме "Кворум общих собраний акционеров в 2017–2019 годах" </text:p>
          </table:table-cell>
          <table:table-cell table:style-name="ce5" office:value-type="string" calcext:value-type="string">
            <text:p>Текста в тултипе №6, диаграммы "Кворум общих собраний акционеров в 2017–2019 годах", должен быть отцентрован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Нет центровки текста у тултипа №7 в диаграмме "Кворум общих собраний акционеров в 2017–2019 годах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50"/>3. Перейти к диаграмме "Кворум общих собраний акционеров в 2017–2019 годах" <text:s text:c="26"/></text:p>
          </table:table-cell>
          <table:table-cell table:style-name="ce5" office:value-type="string" calcext:value-type="string">
            <text:p>Нет центровки текста у тултипа №7 в диаграмме "Кворум общих собраний акционеров в 2017–2019 годах" </text:p>
          </table:table-cell>
          <table:table-cell table:style-name="ce5" office:value-type="string" calcext:value-type="string">
            <text:p>Текста в тултипе №7, диаграммы "Кворум общих собраний акционеров в 2017–2019 годах", должен быть отцентрован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Модальное окно тултипов №2-5 <text:s/>закрывает содержание диаграммы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4" <text:s text:c="49"/>3. Навести курсор на тултип в диаграмме "Количество акционеров, воспользовавшихся сервисами электронного голосования"</text:p>
          </table:table-cell>
          <table:table-cell table:style-name="ce5" office:value-type="string" calcext:value-type="string">
            <text:p>Модальное окно тултипов №2-5 <text:s/>диаграммы "Количество акционеров, воспользовавшихся сервисами электронного голосования" закрывает содержание диаграммы</text:p>
          </table:table-cell>
          <table:table-cell table:style-name="ce5" office:value-type="string" calcext:value-type="string">
            <text:p>Модальное окно тултипа не должно перекрывать содержание диаграммы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Модальное окно тултипов №1-5 <text:s/>закрывает содержание диаграммы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4" <text:s text:c="49"/>3. Навести курсор на тултип в диаграмме "Количество акционеров, воспользовавшихся сервисами электронного голосования"</text:p>
          </table:table-cell>
          <table:table-cell table:style-name="ce5" office:value-type="string" calcext:value-type="string">
            <text:p>Модальное окно тултипов №1-5 <text:s/>диаграммы "Количество акционеров, воспользовавшихся сервисами электронного голосования" закрывает содержание диаграммы</text:p>
          </table:table-cell>
          <table:table-cell table:style-name="ce5" office:value-type="string" calcext:value-type="string">
            <text:p>Модальное окно тултипа не должно перекрывать содержание диаграммы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Модальное окно тултипов №5 <text:s text:c="2"/>закрывает содержание диаграммы "Количество акционеров, воспользовавшихся сервисами электронного голосования "на стр.4, при ее открытии в отдельном модельном окне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4" <text:s text:c="49"/>3. Нажать на кнопку зума под диаграммой "Количество акционеров, воспользовавшихся сервисами электронного голосования"</text:p>
          </table:table-cell>
          <table:table-cell table:style-name="ce5" office:value-type="string" calcext:value-type="string">
            <text:p>Модальное окно тултипов №5 <text:s/>закрывает содержание диаграммы <text:s/>"Количество акционеров, воспользовавшихся сервисами электронного голосования" </text:p>
          </table:table-cell>
          <table:table-cell table:style-name="ce5" office:value-type="string" calcext:value-type="string">
            <text:p>Модальное окно тултипа не должно перекрывать содержание диаграммы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Нет центровки текста у тултипа №1 в диаграмме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36"/>3. Перейти к диаграмме "Количество акционеров, воспользовавшихся сервисами электронного голосования" <text:s text:c="34"/></text:p>
          </table:table-cell>
          <table:table-cell table:style-name="ce5" office:value-type="string" calcext:value-type="string">
            <text:p>Нет центровки текста у тултипа №1 в диаграмме "Количество акционеров, воспользовавшихся сервисами электронного голосования" </text:p>
          </table:table-cell>
          <table:table-cell table:style-name="ce5" office:value-type="string" calcext:value-type="string">
            <text:p>Текста в тултипе №1, диаграммы "Количество акционеров, воспользовавшихся сервисами электронного голосования", должен быть отцентрован</text:p>
          </table:table-cell>
          <table:table-cell table:style-name="ce10"/>
          <table:table-cell table:style-name="ce14" table:number-columns-repeated="15"/>
          <table:table-cell table:number-columns-repeated="999"/>
        </table:table-row>
        <table:table-row table:style-name="ro8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Нет центровки текста у тултипа №2 в диаграмме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36"/>3. Перейти к диаграмме "Количество акционеров, воспользовавшихся сервисами электронного голосования" <text:s text:c="34"/></text:p>
          </table:table-cell>
          <table:table-cell table:style-name="ce5" office:value-type="string" calcext:value-type="string">
            <text:p>Нет центровки текста у тултипа №2 в диаграмме "Количество акционеров, воспользовавшихся сервисами электронного голосования" </text:p>
          </table:table-cell>
          <table:table-cell table:style-name="ce5" office:value-type="string" calcext:value-type="string">
            <text:p>Текста в тултипе №2, диаграммы "Количество акционеров, воспользовавшихся сервисами электронного голосования", должен быть отцентрован</text:p>
          </table:table-cell>
          <table:table-cell table:style-name="ce10"/>
          <table:table-cell table:style-name="ce14" table:number-columns-repeated="15"/>
          <table:table-cell table:number-columns-repeated="999"/>
        </table:table-row>
        <table:table-row table:style-name="ro8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Нет центровки текста у тултипа №4 в диаграмме "Количество акционеров, воспользовавшихся сервисами электронного голосования" на стр.4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тсутствие центровки также актуально для диаграммы открытой в мода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4" <text:s text:c="36"/>3. Перейти к диаграмме "Количество акционеров, воспользовавшихся сервисами электронного голосования" <text:s text:c="34"/></text:p>
          </table:table-cell>
          <table:table-cell table:style-name="ce5" office:value-type="string" calcext:value-type="string">
            <text:p>Нет центровки текста у тултипа №4 в диаграмме "Количество акционеров, воспользовавшихся сервисами электронного голосования" </text:p>
          </table:table-cell>
          <table:table-cell table:style-name="ce5" office:value-type="string" calcext:value-type="string">
            <text:p>Текста в тултипе №4, диаграммы "Количество акционеров, воспользовавшихся сервисами электронного голосования", должен быть отцентрован</text:p>
          </table:table-cell>
          <table:table-cell table:style-name="ce10"/>
          <table:table-cell table:style-name="ce14" table:number-columns-repeated="15"/>
          <table:table-cell table:number-columns-repeated="999"/>
        </table:table-row>
        <table:table-row table:style-name="ro8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Нет ед. измерения у диаграммы "Количество заседаний Совета директоров" на стр.5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5" <text:s text:c="63"/>3. Перейти к диаграмме "Количество заседаний Совета директоров" </text:p>
          </table:table-cell>
          <table:table-cell table:style-name="ce5" office:value-type="string" calcext:value-type="string">
            <text:p>Нет ед. измерения у диаграммы "Количество заседаний Совета директоров"</text:p>
          </table:table-cell>
          <table:table-cell table:style-name="ce5" office:value-type="string" calcext:value-type="string">
            <text:p>У диаграммы "Количество заседаний Совета директоров" должна быть указана ед. измерения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Некорректная процентовка в диаграмме "Статус членов Совета директоров" на стр. 5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огласно списку совета директоров, кол-во независимых директоров - 2 чел, т.е. 22% от общего числа участников, исполнительных - <text:s/>4 чел., т.е. 45%, а неисполнительных 3 чел., т.е. 33%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5" <text:s text:c="63"/>3. Перейти к диаграмме "Статус членов Совета директоров" </text:p>
          </table:table-cell>
          <table:table-cell table:style-name="ce6" office:value-type="string" calcext:value-type="string">
            <text:p>В диаграмме указано, что независимых директоров 54%, неисполнительных 23%, <text:s/>а исполнительных 23 %</text:p>
          </table:table-cell>
          <table:table-cell table:style-name="ce6" office:value-type="string" calcext:value-type="string">
            <text:p>В диаграмме указано, что независимых директоров 22%, неисполнительных 33%, <text:s/>а исполнительных 45 %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Некорректная процентовка в диаграмме "Срок пребывания в составе Правления" на стр. 6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огласно информации об изменениях в составе правления на стр. 5, кол-во человек со сроком пребывания в составе правления менее 2-х лет - 1 чел, т.е. 11% от общего числа чел-к , от 2-5 лет - 33% , 6-7 лет - 56%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6" <text:s text:c="64"/>3. Перейти к диаграмме "Срок пребывания в составе Правления" </text:p>
          </table:table-cell>
          <table:table-cell table:style-name="ce6" office:value-type="string" calcext:value-type="string">
            <text:p>В диаграмме указано, что кол-во человек со сроком пребывания в составе правления менее 2-х лет - 23%, от 2-5 лет - 8%, 6-7 лет - 69%</text:p>
          </table:table-cell>
          <table:table-cell table:style-name="ce6" office:value-type="string" calcext:value-type="string">
            <text:p>В диаграмме должно быть указано, что кол-во человек со сроком пребывания в составе правления менее 2-х лет - 11%, от 2-5 лет - 33%, 6-7 лет - 56%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Некорректная процентовка в диаграмме "Гендерный состав Правления" на стр. 6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огласно информации об изменениях в составе правления на стр. 5, кол-во мужчин в составе правления составляет - 8 чел, т.е. 89% от общего количество, женщин - 1 чел., т.е. 11 %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6" <text:s text:c="35"/>3. Перейти к диаграмме "Гендерный состав Правления" <text:s text:c="28"/></text:p>
          </table:table-cell>
          <table:table-cell table:style-name="ce6" office:value-type="string" calcext:value-type="string">
            <text:p>В диаграмме указано, что кол-во мужчин в составе правления - 67%, а женщин - 33%</text:p>
          </table:table-cell>
          <table:table-cell table:style-name="ce6" office:value-type="string" calcext:value-type="string">
            <text:p>В диаграмме должно быть указано, что кол-во мужчин в составе правления - 89%, а женщин - 11%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Нет ед. измерения у диаграммы "Количество заседаний Правления" на стр.6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6" <text:s text:c="58"/>3. Перейти к диаграмме "Количество заседаний Правления" <text:s text:c="9"/></text:p>
          </table:table-cell>
          <table:table-cell table:style-name="ce5" office:value-type="string" calcext:value-type="string">
            <text:p>Нет ед. измерения у диаграммы "Количество заседаний Правления</text:p>
          </table:table-cell>
          <table:table-cell table:style-name="ce5" office:value-type="string" calcext:value-type="string">
            <text:p>У диаграммы "Количество заседаний Правления" должна быть указана ед. измерения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Ошибка в слове "Тестовая" в названии страницы "Тестовая страница №7" в боковом меню</text:p>
          </table:table-cell>
          <table:table-cell table:style-name="ce5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шибка в слове "тестовая". Написано тестАвая</text:p>
          </table:table-cell>
          <table:table-cell table:style-name="ce12" office:value-type="string" calcext:value-type="string">
            <text:p>1. Открыть бургер меню на боковой панели <text:s text:c="60"/>2. <text:s/>Найти "Тестовая страница №3" <text:s text:c="63"/></text:p>
          </table:table-cell>
          <table:table-cell table:style-name="ce5" office:value-type="string" calcext:value-type="string">
            <text:p>В названии страницы "Тестовая страница №7" <text:s/>указано "ТестАвая страница №7"</text:p>
          </table:table-cell>
          <table:table-cell table:style-name="ce5" office:value-type="string" calcext:value-type="string">
            <text:p>В названии страницы "Тестовая страница №7" <text:s/>должно быть указано "Тестовая страница №7"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Ошибка в слове "Тестовая" в хлебных крошках на странице "Тестовая страница №7" </text:p>
          </table:table-cell>
          <table:table-cell table:style-name="ce5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Ошибка в слове "тестовая". Написано тестАвая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3" <text:s text:c="63"/></text:p>
          </table:table-cell>
          <table:table-cell table:style-name="ce5" office:value-type="string" calcext:value-type="string">
            <text:p>В названии страницы "Тестовая страница №7" <text:s/>указано "ТестАвая страница №7"</text:p>
          </table:table-cell>
          <table:table-cell table:style-name="ce5" office:value-type="string" calcext:value-type="string">
            <text:p>В названии страницы "Тестовая страница №7" <text:s/>должно быть указано "Тестовая страница №7"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Врезка "Система корпоративного управления ПАО «Чимичанга Ltd.»" находится внутри аккордеона "Система корпоративного управления", а не в ассайде на стр. 7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 office:value-type="string" calcext:value-type="string">
            <text:p>Все врезки должны находиться в ассайде</text:p>
          </table:table-cell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7" <text:s text:c="6"/>3. Открыть аккордеон "Система корпоративного управления" <text:s text:c="61"/></text:p>
          </table:table-cell>
          <table:table-cell table:style-name="ce5" office:value-type="string" calcext:value-type="string">
            <text:p>Врезка "Система корпоративного управления ПАО «Чимичанга Ltd.»" находится внутри аккордеона "Система корпоративного управления"</text:p>
          </table:table-cell>
          <table:table-cell table:style-name="ce5" office:value-type="string" calcext:value-type="string">
            <text:p>Врезка "Система корпоративного управления ПАО «Чимичанга Ltd.»" должна находится в ассайде, напротив аккордеона "Система корпоративного управления"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Нет гиперссылки на подраздел «Раскрытие информации» на врезке "Система корпоративного управления ПАО «Чимичанга Ltd.»" находится внутри аккордеона "Система корпоративного управления", в аккордеоне "Система корпоративного управления", на стр. 7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<text:s/>Выбрать "Тестовая страница №7" <text:s text:c="6"/>3. Открыть аккордеон "Система корпоративного управления" <text:s text:c="61"/></text:p>
          </table:table-cell>
          <table:table-cell table:style-name="ce5" office:value-type="string" calcext:value-type="string">
            <text:p>Врезка "Система корпоративного управления ПАО «Чимичанга Ltd.»" не имеет гиперссылки на подраздел «Раскрытие информации» </text:p>
          </table:table-cell>
          <table:table-cell table:style-name="ce5" office:value-type="string" calcext:value-type="string">
            <text:p>Врезка "Система корпоративного управления ПАО «Чимичанга Ltd.»" должна иметь гиперссылку на подраздел «Раскрытие информации» 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Неактивны стрелки горизонтального скролла <text:s/>&lt;&gt; <text:s/>у таблицы «Соответствие принципам и рекомендациям Кодекса корпоративного управления»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 Система корпоративного управления "</text:p>
          </table:table-cell>
          <table:table-cell table:style-name="ce6" office:value-type="string" calcext:value-type="string">
            <text:p>Не работает горизонтальный скролл при просмотре таблицы</text:p>
          </table:table-cell>
          <table:table-cell table:style-name="ce6" office:value-type="string" calcext:value-type="string">
            <text:p>Стрелки горизонтальный скролла должны быть активны при просмотре содержания таблицы в отдельном окне</text:p>
          </table:table-cell>
          <table:table-cell table:style-name="ce12" office:value-type="string" calcext:value-type="string">
            <text:p>В т.ч. Вертикальный скролл не работает когда таблица открыта в отдельном окне.</text:p>
          </table:table-cell>
          <table:table-cell table:number-columns-repeated="1014"/>
        </table:table-row>
        <table:table-row table:style-name="ro8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Неактивны стрелки горизонтального скролла <text:s/>&lt;&gt; <text:s/>у таблицы «Участие членов Совета директоров в заседаниях в 2019 году»,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трелки вертикального скролла становятся активными только внизу таблицы, рядом с полосой прокрутки</text:p>
          </table:table-cell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 Совет директоров "</text:p>
          </table:table-cell>
          <table:table-cell table:style-name="ce6" office:value-type="string" calcext:value-type="string">
            <text:p>Не работает горизонтальный скролл при просмотре таблицы</text:p>
          </table:table-cell>
          <table:table-cell table:style-name="ce6" office:value-type="string" calcext:value-type="string">
            <text:p>Стрелки горизонтальный скролла должны быть активны при просмотре содержания таблицы в отдельном окне</text:p>
          </table:table-cell>
          <table:table-cell table:style-name="ce12" office:value-type="string" calcext:value-type="string">
            <text:p>В т.ч. Вертикальный скролл не работает когда таблица открыта в отдельном окне.</text:p>
          </table:table-cell>
          <table:table-cell table:number-columns-repeated="1014"/>
        </table:table-row>
        <table:table-row table:style-name="ro8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Не активны стрелки горизонтального скролла &lt;&gt; <text:s/>у таблицы «Участие членов Совета директоров в заседаниях в 2019 году» когда она открыта в отдельном окне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</text:p>
          </table:table-cell>
          <table:table-cell table:style-name="ce12" office:value-type="string" calcext:value-type="string">
            <text:p>Просмотреть содержание таблицы можно только с использованием полосы прокрутки внизу страницы</text:p>
          </table:table-cell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 Совет директоров " <text:s text:c="41"/>4. Нажать на значок "Увеличить" под таблицей</text:p>
          </table:table-cell>
          <table:table-cell table:style-name="ce6" office:value-type="string" calcext:value-type="string">
            <text:p>Не работает горизонтальный скролл при просмотре таблицы</text:p>
          </table:table-cell>
          <table:table-cell table:style-name="ce6" office:value-type="string" calcext:value-type="string">
            <text:p>Стрелки горизонтальный скролла должны быть активны при просмотре содержания таблицы в отдельном окне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Не активны стрелки горизонтального скролла &lt;&gt; <text:s/>у таблицы «Ключевые компетенции членов Совета директоров»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На разрешении 1024х768 стрелки горизонтального скролла начинают работать</text:p>
          </table:table-cell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став совета директоров"</text:p>
          </table:table-cell>
          <table:table-cell table:style-name="ce6" office:value-type="string" calcext:value-type="string">
            <text:p>Не работает горизонтальный скролл при просмотре таблицы</text:p>
          </table:table-cell>
          <table:table-cell table:style-name="ce6" office:value-type="string" calcext:value-type="string">
            <text:p>Стрелки горизонтальный скролла должны быть активны при просмотре содержания таблицы в отдельном окне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Нет гиперссылки во врезке <text:s/>"Устав компании" , в аккордеоне "Общее собрание акционеров 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Общее собрание акционеров "</text:p>
          </table:table-cell>
          <table:table-cell table:style-name="ce6" office:value-type="string" calcext:value-type="string">
            <text:p>Врезка <text:s text:c="2"/>"Устав компании" не имеет значка ссылки, не является кликабельной и не ведет на страницу с уставом</text:p>
          </table:table-cell>
          <table:table-cell table:style-name="ce6" office:value-type="string" calcext:value-type="string">
            <text:p>Врезка <text:s text:c="2"/>"Устав компании" должна иметь значок ссылки, является кликабельной, и вести на страницу с устав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Нет гиперссылки во врезке " Личный кабинет акционера" , в аккордеоне "Совет директоров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вет директоров "</text:p>
          </table:table-cell>
          <table:table-cell table:style-name="ce6" office:value-type="string" calcext:value-type="string">
            <text:p>Врезка <text:s text:c="2"/>"Личный кабинет акционера" не имеет значка ссылки, не является кликабельной и не ведет на страницу с документом</text:p>
          </table:table-cell>
          <table:table-cell table:style-name="ce6" office:value-type="string" calcext:value-type="string">
            <text:p>Врезка <text:s text:c="2"/>"Личный кабинет акционера" должна иметь значок ссылки, являться кликабельной, и вести на страницу с докумен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Нет гиперссылки <text:s/>во врезке <text:s/>«Положение об Общем собрании акционеров» , в аккордеоне "Общее собрание акционеров 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Общее собрание акционеров "</text:p>
          </table:table-cell>
          <table:table-cell table:style-name="ce6" office:value-type="string" calcext:value-type="string">
            <text:p>Врезка <text:s text:c="2"/>"Положение об Общем собрании акционеров" не имеет значка ссылки, не является кликабельной и не ведет на страницу с положением</text:p>
          </table:table-cell>
          <table:table-cell table:style-name="ce6" office:value-type="string" calcext:value-type="string">
            <text:p>Врезка <text:s text:c="2"/>"Положение об Общем собрании акционеров" должна иметь значок ссылки, является кликабельной, и вести на страницу с положение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Нет гиперссылки во врезке «Политика повышения квалификации членов Совета директоров", в аккордеоне "Состав совета директоров ",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став совета директоров"</text:p>
          </table:table-cell>
          <table:table-cell table:style-name="ce6" office:value-type="string" calcext:value-type="string">
            <text:p>Врезка <text:s text:c="2"/>"Политика повышения квалификации членов Совета директоров" не имеет значка ссылки, не является кликабельной и не ведет на страницу с документом</text:p>
          </table:table-cell>
          <table:table-cell table:style-name="ce6" office:value-type="string" calcext:value-type="string">
            <text:p>Врезка <text:s text:c="2"/>"Политика повышения квалификации членов Совета директоров" должна иметь значок ссылки, являться кликабельной, и вести на страницу с докумен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Нет гиперссылки во врезке "Оценка деятельности Совета директоров", в аккордеоне "Состав совета директоров ",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став совета директоров"</text:p>
          </table:table-cell>
          <table:table-cell table:style-name="ce6" office:value-type="string" calcext:value-type="string">
            <text:p>Врезка <text:s text:c="2"/>"Оценка деятельности Совета директоров" не имеет значка ссылки, не является кликабельной и не ведет на страницу с документом</text:p>
          </table:table-cell>
          <table:table-cell table:style-name="ce6" office:value-type="string" calcext:value-type="string">
            <text:p>Врезка <text:s text:c="2"/>"Оценка деятельности Совета директоров" должна иметь значок ссылки, являться кликабельной, и вести на страницу с докумен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Ошибка в <text:s/>слове "подстраница" в названии страницы <text:s/>7.1 : "Тестовая подстраница №1" в боковом меню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<text:span text:style-name="T1">Ошибка в слове "подстраница" в названии страницы 7.1 - "Тестовая по</text:span><text:span text:style-name="T2">Т</text:span><text:span text:style-name="T3">страница №1"</text:span></text:p>
          </table:table-cell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7" <text:s text:c="49"/></text:p>
          </table:table-cell>
          <table:table-cell table:style-name="ce6" office:value-type="string" calcext:value-type="string">
            <text:p>Ошибка в названии страницы 7.1: "Тестовая поТстраница №1"</text:p>
          </table:table-cell>
          <table:table-cell table:style-name="ce6" office:value-type="string" calcext:value-type="string">
            <text:p>Название страницы 7.1 должно быть: "Тестовая подстраница №1"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Ошибка в <text:s/>слове "подстраница" в хлебных крошках на странице 7.1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<text:span text:style-name="T1">Ошибка в слове "подстраница" в названии страницы 7.1 - "Тестовая по</text:span><text:span text:style-name="T2">Т</text:span><text:span text:style-name="T3">страница №1".</text:span></text:p>
          </table:table-cell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7" <text:s text:c="49"/></text:p>
          </table:table-cell>
          <table:table-cell table:style-name="ce6" office:value-type="string" calcext:value-type="string">
            <text:p>Ошибка в названии страницы 7.1: "Тестовая поТстраница №1"</text:p>
          </table:table-cell>
          <table:table-cell table:style-name="ce6" office:value-type="string" calcext:value-type="string">
            <text:p>Название страницы 7.1 должно быть: "Тестовая подстраница №1"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Отсутствует контент на странице 7.1 "Биографии членов совета директоров"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1" <text:s text:c="14"/></text:p>
          </table:table-cell>
          <table:table-cell table:style-name="ce6" office:value-type="string" calcext:value-type="string">
            <text:p>Отсутствует контент на странице 7.1</text:p>
          </table:table-cell>
          <table:table-cell table:style-name="ce6" office:value-type="string" calcext:value-type="string">
            <text:p>На странице 7.1 должны присутствовать биографии членов совета директоров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Не кликабелен значок гиперссылки у врезки "С биографией членов Совета директоров, не вошедших в новый состав Совета директоров, можно ознакомиться в Годовом отчете за 2018 год." на странице 7.1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1" <text:s text:c="59"/></text:p>
          </table:table-cell>
          <table:table-cell table:style-name="ce6" office:value-type="string" calcext:value-type="string">
            <text:p>Значок ссылки у врезки "С биографией членов Совета директоров, не вошедших в новый состав Совета директоров, можно ознакомиться в Годовом отчете за 2018 год" не кликабелен, и ведет на страницу с отчетом</text:p>
          </table:table-cell>
          <table:table-cell table:style-name="ce6" office:value-type="string" calcext:value-type="string">
            <text:p>Значок ссылки у врезки "С биографией членов Совета директоров, не вошедших в новый состав Совета директоров, можно ознакомиться в Годовом отчете за 2018 год" должен быть кликабелен, и вести на страницу с отче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Нет кнопки зума у диаграммы "Статус членов Совета директоров в комитетах на 31 декабря 2019 года" на стр. 7.2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аудиту и устойчивому развитию"</text:p>
          </table:table-cell>
          <table:table-cell table:style-name="ce6" office:value-type="string" calcext:value-type="string">
            <text:p>Нет кнопки у диаграммы "Статус членов Совета директоров в комитетах на 31 декабря 2019 года"</text:p>
          </table:table-cell>
          <table:table-cell table:style-name="ce6" office:value-type="string" calcext:value-type="string">
            <text:p>У диаграммы "Статус членов Совета директоров в комитетах на 31 декабря 2019 года" должна быть кнопка зум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Нет закрепа названия столбцов в таблице "Состав Комитета по аудиту и устойчивому развитию в 2019 году", на стр.7.2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аудиту и устойчивому развитию"</text:p>
          </table:table-cell>
          <table:table-cell table:style-name="ce5" office:value-type="string" calcext:value-type="string">
            <text:p>Нет закрепа названия столбцов в таблице "Состав Комитета по аудиту и устойчивому развитию в 2019 году"</text:p>
          </table:table-cell>
          <table:table-cell table:style-name="ce5" office:value-type="string" calcext:value-type="string">
            <text:p>Названия столбцов таблицы "Состав Комитета по аудиту и устойчивому развитию в 2019 году" должны быть закреплены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Нет закрепа названия столбцов в таблице "Состав Комитета по стратегии в 2019 году", на стр.7.2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стратегии" <text:s text:c="4"/></text:p>
          </table:table-cell>
          <table:table-cell table:style-name="ce5" office:value-type="string" calcext:value-type="string">
            <text:p>Нет закрепа названия столбцов в таблице "Состав Комитета по стратегии в 2019 году"</text:p>
          </table:table-cell>
          <table:table-cell table:style-name="ce5" office:value-type="string" calcext:value-type="string">
            <text:p>Названия столбцов таблицы "Состав Комитета по стратегии в 2019 году" должны быть закреплены</text:p>
          </table:table-cell>
          <table:table-cell table:style-name="ce10"/>
          <table:table-cell table:number-columns-repeated="1014"/>
        </table:table-row>
        <table:table-row table:style-name="ro8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Нет закрепа названия столбцов в таблице "Состав Комитета по бюджету в 2019 году", на стр.7.2</text:p>
          </table:table-cell>
          <table:table-cell table:style-name="ce5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бюджету" <text:s text:c="4"/></text:p>
          </table:table-cell>
          <table:table-cell table:style-name="ce5" office:value-type="string" calcext:value-type="string">
            <text:p>Нет закрепа названия столбцов в таблице "Состав Комитета по бюджету в 2019 году"</text:p>
          </table:table-cell>
          <table:table-cell table:style-name="ce5" office:value-type="string" calcext:value-type="string">
            <text:p>Названия столбцов таблицы "Состав Комитета по бюджету в 2019 году" должны быть закреплены</text:p>
          </table:table-cell>
          <table:table-cell table:style-name="ce10"/>
          <table:table-cell table:number-columns-repeated="1014"/>
        </table:table-row>
        <table:table-row table:style-name="ro9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Неактивна кнопка «Скачать» в подразделе «Состав Комитета по бюджету в 2019 году» на странице 7.2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Под таблицей "Состав Комитета по бюджету в 2019 году" неактивна кнопка "Скачать". Также она не активна, если таблица открыта в отдельном окне</text:p>
          </table:table-cell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6"/>4. Перейти в раздел "Комитет по бюджету" <text:s text:c="3"/></text:p>
          </table:table-cell>
          <table:table-cell table:style-name="ce6" office:value-type="string" calcext:value-type="string">
            <text:p>Нельзя скачать xls файл с таблицей "Состав Комитета по бюджету в 2019 году"</text:p>
          </table:table-cell>
          <table:table-cell table:style-name="ce6" office:value-type="string" calcext:value-type="string">
            <text:p>Должна быть возможность скачать xls файл с таблицей "Состав Комитета по бюджету в 2019 году"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Задвоена буква "в" в фамилии "Белорусов" в таблице "Состав Комитета по бюджету в 2019 году", столбце "После ГОСов" на стр. 7.2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аудиту и устойчивому развитию"</text:p>
          </table:table-cell>
          <table:table-cell table:style-name="ce6" office:value-type="string" calcext:value-type="string">
            <text:p>В таблице указана фамилия Берусовв</text:p>
          </table:table-cell>
          <table:table-cell table:style-name="ce6" office:value-type="string" calcext:value-type="string">
            <text:p>В таблице должна быть указана фамилия Берусов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Некорректная процентовка в диаграмме "Статус членов Совета директоров в комитетах на 31 декабря 2019 года" на стр. 7.2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</text:p>
          </table:table-cell>
          <table:table-cell table:style-name="ce12" office:value-type="string" calcext:value-type="string">
            <text:p>Согласно информации со страницы 7.2, кол-во независимых директоров = 8 чел, т.е. 67% от общего числа участников, а неисполнительных 4 чел., т.е. 33%</text:p>
          </table:table-cell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2" <text:s text:c="65"/>4. Перейти в раздел "Комитет по бюджету"</text:p>
          </table:table-cell>
          <table:table-cell table:style-name="ce6" office:value-type="string" calcext:value-type="string">
            <text:p>В диаграмме указано, что независимых директоров 65%, а неисполнительных 35%</text:p>
          </table:table-cell>
          <table:table-cell table:style-name="ce6" office:value-type="string" calcext:value-type="string">
            <text:p>В диаграмме должно быть указано, что независимых директоров 67%, а неисполнительных 33%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Текст врезки выезжает за границы ассайда на странице 7.3 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3" <text:s text:c="14"/></text:p>
          </table:table-cell>
          <table:table-cell table:style-name="ce6" office:value-type="string" calcext:value-type="string">
            <text:p>Текст врезки <text:s/>выезжает за границы ассайда</text:p>
          </table:table-cell>
          <table:table-cell table:style-name="ce6" office:value-type="string" calcext:value-type="string">
            <text:p>Текст врезки не должен выезжать за границы ассайд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Пропущен предлог "о" в предложении "На заседании 15 января 2020 года Совет директоров утвердил новое Положение _Корпоративном секретаре " на странице 7.3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3" <text:s text:c="14"/></text:p>
          </table:table-cell>
          <table:table-cell table:style-name="ce6" office:value-type="string" calcext:value-type="string">
            <text:p>В предложении "На заседании 15 января 2020 года Совет директоров утвердил новое Положение _Корпоративном секретаре" пропущен предлог о</text:p>
          </table:table-cell>
          <table:table-cell table:style-name="ce6" office:value-type="string" calcext:value-type="string">
            <text:p>Предложение должно быть "На заседании 15 января 2020 года Совет директоров утвердил новое Положение <text:s/>о Корпоративном секретаре"</text:p>
          </table:table-cell>
          <table:table-cell table:style-name="ce12" office:value-type="string" calcext:value-type="string">
            <text:p>Текст предложения не полный</text:p>
          </table:table-cell>
          <table:table-cell table:number-columns-repeated="1014"/>
        </table:table-row>
        <table:table-row table:style-name="ro8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<text:span text:style-name="T1">Лишняя кавычка  в конце предложении "Владение акциями и сделки с ними: акциями ПАО «Чимичанга Ltd.» не владеет и сделок с ними в отчетном году не совершал</text:span><text:span text:style-name="T2">»</text:span><text:span text:style-name="T3">" на странице 7.3</text:span>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3" <text:s text:c="14"/></text:p>
          </table:table-cell>
          <table:table-cell table:style-name="ce6" office:value-type="string" calcext:value-type="string">
            <text:p>В предложении "Владение акциями и сделки с ними: акциями ПАО «Чимичанга Ltd.» не владеет и сделок с ними в отчетном году не совершал»" <text:s/>кавычка в конце</text:p>
          </table:table-cell>
          <table:table-cell table:style-name="ce6" office:value-type="string" calcext:value-type="string">
            <text:p>В конце предложения "Владение акциями и сделки с ними: акциями ПАО «Чимичанга Ltd.» не владеет и сделок с ними в отчетном году не совершал»" не должно быть кавычки</text:p>
          </table:table-cell>
          <table:table-cell table:style-name="ce12" office:value-type="string" calcext:value-type="string">
            <text:p>Текст предложения не полный</text:p>
          </table:table-cell>
          <table:table-cell table:number-columns-repeated="1014"/>
        </table:table-row>
        <table:table-row table:style-name="ro8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Указан некорректный опыт работы корпоративного секретаря за последние 5 лет на стр. 7.3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6" office:value-type="string" calcext:value-type="string">
            <text:p>Терри А. Крюс <text:s/>работает в качестве корпоративного секретаря в ПАО «Чимичанга Ltd.» <text:s/>с 2011 года. То есть если брать за год отчета последних 5 лет работы 2019 год, то получается, что он работаем в компании с 2014 года, а не 11. Также на 6 стр. указано, что он является членом правления с 2013 года, что также необходимо отразить на странице в разделе опыта</text:p>
          </table:table-cell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3" <text:s text:c="14"/></text:p>
          </table:table-cell>
          <table:table-cell table:style-name="ce6" office:value-type="string" calcext:value-type="string">
            <text:p>Терри А. Крюс <text:s/>работает в качестве корпоративного секретаря в ПАО «Чимичанга Ltd.» за последние 5 лет начинается с 2017 года</text:p>
          </table:table-cell>
          <table:table-cell table:style-name="ce6" office:value-type="string" calcext:value-type="string">
            <text:p>Терри А. Крюс <text:s/>работает в качестве корпоративного секретаря в ПАО «Чимичанга Ltd.» за последние 5 лет должно начинаться с 2014 года (2019 - 4 = 2015)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Не кликабелен значок гиперссылки у врезки "С биографией членов Совета директоров, не вошедших в новый состав Совета директоров, можно ознакомиться в Годовом отчете за 2018 год." на странице 7.4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4" <text:s text:c="65"/>4. Перейти в раздел "Состав правления" <text:s text:c="3"/></text:p>
          </table:table-cell>
          <table:table-cell table:style-name="ce6" office:value-type="string" calcext:value-type="string">
            <text:p>Значок ссылки у врезки "С биографией членов Совета директоров, не вошедших в новый состав Совета директоров, можно ознакомиться в Годовом отчете за 2018 год" не кликабелен, и ведет на страницу с отчетом</text:p>
          </table:table-cell>
          <table:table-cell table:style-name="ce6" office:value-type="string" calcext:value-type="string">
            <text:p>Значок ссылки у врезки "С биографией членов Совета директоров, не вошедших в новый состав Совета директоров, можно ознакомиться в Годовом отчете за 2018 год" должен быть кликабелен, и вести на страницу с отче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В тултипе, напротив фамилии Либер С.М., таблица "Состав Правления в 2019 году", на стр. 7.4, указан 18 год вместо 19</text:p>
          </table:table-cell>
          <table:table-cell table:style-name="ce6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4" <text:s text:c="87"/>4. Перейти в раздел "Состав правления" <text:s text:c="2"/></text:p>
          </table:table-cell>
          <table:table-cell table:style-name="ce6" office:value-type="string" calcext:value-type="string">
            <text:p>В тултипе, напротив фамилии Либер С.М, указан 2018 год вместо 2019</text:p>
          </table:table-cell>
          <table:table-cell table:style-name="ce6" office:value-type="string" calcext:value-type="string">
            <text:p>В тултипе, напротив фамилии Либер С.М. должен быть указан <text:s/>2019 год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Заголовок страницы 7.5 "Биографии членов правления" не соответствует контенту страницы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5" <text:s text:c="14"/></text:p>
          </table:table-cell>
          <table:table-cell table:style-name="ce6" office:value-type="string" calcext:value-type="string">
            <text:p>Страница содержит постер к фильму "Дедпул 2"</text:p>
          </table:table-cell>
          <table:table-cell table:style-name="ce6" office:value-type="string" calcext:value-type="string">
            <text:p>Страница должна содержать биографии членов правления на конец 2019 год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Не кликабелен значок гиперссылки у врезки «Политика вознаграждения членов Совета директоров» на стр. 8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Выбрать "Тестовая страница №8" <text:s text:c="18"/>3. Перейти в раздел " Вознаграждение членов совета директоров"</text:p>
          </table:table-cell>
          <table:table-cell table:style-name="ce6" office:value-type="string" calcext:value-type="string">
            <text:p>Значок ссылки у врезки "Политика вознаграждения членов Совета директоров" не кликабелен, и ведет на страницу с политикой вознаграждения</text:p>
          </table:table-cell>
          <table:table-cell table:style-name="ce6" office:value-type="string" calcext:value-type="string">
            <text:p>Значок ссылки у врезки "Политика вознаграждения членов Совета директоров" должен быть кликабелен, и вести на страницу с политикой вознаграждения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Указан некорректный размер итогового вознаграждения в руб. в таблице "Вознаграждение членов Совета директоров в 2019 году" на стр. 8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огласно данным из таблицы "Вознаграждение членов Совета директоров в 2019 году" на стр. 8 размер итого вознаграждения в рублях должен быть 248,2+0,8 = 249,00 млн.</text:p>
          </table:table-cell>
          <table:table-cell table:style-name="ce12" office:value-type="string" calcext:value-type="string">
            <text:p>1. Открыть бургер меню на боковой панели <text:s text:c="60"/>2. Выбрать "Тестовая страница №8" <text:s text:c="13"/>3. Перейти в раздел "Вознаграждение членов Совета директоров в 2019 году" <text:s text:c="2"/></text:p>
          </table:table-cell>
          <table:table-cell table:style-name="ce6" office:value-type="string" calcext:value-type="string">
            <text:p>Размер итогового вознаграждения в руб. в таблице "Вознаграждение членов Совета директоров в 2019 году" составляет 249,1 млн руб.</text:p>
          </table:table-cell>
          <table:table-cell table:style-name="ce6" office:value-type="string" calcext:value-type="string">
            <text:p>Размер итогового вознаграждения в руб. в таблице "Вознаграждение членов Совета директоров в 2019 году" должен быть 249 <text:s/>млн руб. (248,2+0,8 = 249)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Указан некорректный размер итогового вознаграждения в млн. руб. в ассайде на стр. 8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Согласно данным из таблицы "Вознаграждение членов Совета директоров в 2019 году" на стр. 8 размер итого вознаграждения в рублях должен быть 248,2+0,8 = 249,00 млн.</text:p>
          </table:table-cell>
          <table:table-cell table:style-name="ce12" office:value-type="string" calcext:value-type="string">
            <text:p>1. Открыть бургер меню на боковой панели <text:s text:c="60"/>2. Выбрать "Тестовая страница №8" <text:s text:c="8"/></text:p>
          </table:table-cell>
          <table:table-cell table:style-name="ce6" office:value-type="string" calcext:value-type="string">
            <text:p>В сайдбаре указан размер итогового вознаграждения в руб. - 249,1 млн руб.</text:p>
          </table:table-cell>
          <table:table-cell table:style-name="ce6" office:value-type="string" calcext:value-type="string">
            <text:p><text:s/>Размер итогового вознаграждения <text:s/>в сайдбаре должен составлять 249 <text:s/>млн руб. </text:p>
          </table:table-cell>
          <table:table-cell table:style-name="ce12"/>
          <table:table-cell table:number-columns-repeated="1014"/>
        </table:table-row>
        <table:table-row table:style-name="ro10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Цифры в таблице "Вознаграждение членов Совета директоров в 2019 году", в столбец "Размер вознаграждения" млн долл. США, на стр. 8, содержат два знака после запятой 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Цифры в столбце "Размер вознаграждения" в млн долл. США. не приведены к общему виду - один знак после запятой</text:p>
          </table:table-cell>
          <table:table-cell table:style-name="ce12" office:value-type="string" calcext:value-type="string">
            <text:p>1. Открыть бургер меню на боковой панели <text:s text:c="60"/>2. Выбрать "Тестовая страница №8" <text:s text:c="27"/>3. Перейти в раздел "Вознаграждение членов Совета директоров в 2019 году"</text:p>
          </table:table-cell>
          <table:table-cell table:style-name="ce6" office:value-type="string" calcext:value-type="string">
            <text:p>Цифры в столбце <text:s/>"Размер вознаграждения" в млн долл. США <text:s/>имеют два знака после запятой</text:p>
          </table:table-cell>
          <table:table-cell table:style-name="ce6" office:value-type="string" calcext:value-type="string">
            <text:p>Цифры в столбце <text:s/>"Размер вознаграждения" млн долл. США <text:s/>должны иметь один знак после запятой</text:p>
          </table:table-cell>
          <table:table-cell table:style-name="ce12"/>
          <table:table-cell table:number-columns-repeated="1014"/>
        </table:table-row>
        <table:table-row table:style-name="ro10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Нет 9 страницы в структуре сайта 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После 8 страницы происходит переход сразу к странице 9.1, вместо 9. При выборе 9 страницы из бокового меню также происходит переход на стр. 9.1</text:p>
          </table:table-cell>
          <table:table-cell table:style-name="ce12" office:value-type="string" calcext:value-type="string">
            <text:p>1. Открыть бургер меню на боковой панели <text:s text:c="60"/>2. Выбрать "Тестовая страница №8" <text:s text:c="18"/>3. Нажать Cntrl + --&gt; ( или нажать на стрелку навигации вправо)</text:p>
          </table:table-cell>
          <table:table-cell table:style-name="ce6" office:value-type="string" calcext:value-type="string">
            <text:p>9 страницы не существует</text:p>
          </table:table-cell>
          <table:table-cell table:style-name="ce6" office:value-type="string" calcext:value-type="string">
            <text:p>Должен быть переход на 9 страницу</text:p>
          </table:table-cell>
          <table:table-cell table:style-name="ce12" office:value-type="string" calcext:value-type="string">
            <text:p>Если 9 страницы не существует, то 9.1 должна быть переименована в 9, а 9.2 в 9.1</text:p>
          </table:table-cell>
          <table:table-cell table:number-columns-repeated="1014"/>
        </table:table-row>
        <table:table-row table:style-name="ro8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Не кликабелен значок гиперссылки у врезки «Положение о Ревизионной комиссии» на странице 9.1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9" <text:s text:c="10"/>3. <text:s/>Кликнуть по "Тестовая страница №1" <text:s text:c="71"/>4. Перейти в раздел "Ревизионная комиссия" <text:s text:c="3"/></text:p>
          </table:table-cell>
          <table:table-cell table:style-name="ce6" office:value-type="string" calcext:value-type="string">
            <text:p>Значок ссылки у врезки "Положение о Ревизионной комиссии" не кликабелен, и ведет на страницу с положением</text:p>
          </table:table-cell>
          <table:table-cell table:style-name="ce6" office:value-type="string" calcext:value-type="string">
            <text:p>Значок ссылки у врезки "Положение о Ревизионной комиссии" должен быть кликабелен, и вести на страницу с положение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Нет гиперссылки на документ в врезке "Политика в области антикоррупционной деятельности" <text:s/>на стр. 9.1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9" <text:s text:c="10"/>3. <text:s/>Кликнуть по "Тестовая страница №1" <text:s text:c="53"/>4. Перейти в раздел "Предотвращение коррупции и других злоупотреблений" <text:s text:c="16"/></text:p>
          </table:table-cell>
          <table:table-cell table:style-name="ce6" office:value-type="string" calcext:value-type="string">
            <text:p>Врезка "Политика в области антикоррупционной деятельности" не имеет значка ссылки, не является кликабельной и не ведет на страницу с документом</text:p>
          </table:table-cell>
          <table:table-cell table:style-name="ce6" office:value-type="string" calcext:value-type="string">
            <text:p>Врезка <text:s/>"Политика в области антикоррупционной деятельности" должна иметь значок ссылки, является кликабельной, и вести на страницу с документом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Название столбца "Показатель" меняется на undefined при пролистывании таблицы вниз на стр.9.1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9" <text:s text:c="10"/>3. <text:s/>Кликнуть по "Тестовая страница №1" <text:s text:c="53"/>4. Перейти в раздел "Служба корпоративного доверия" <text:s text:c="16"/></text:p>
          </table:table-cell>
          <table:table-cell table:style-name="ce6" office:value-type="string" calcext:value-type="string">
            <text:p>Название столбца "Показатель" меняется на undefined при пролистывании таблицы вниз</text:p>
          </table:table-cell>
          <table:table-cell table:style-name="ce6" office:value-type="string" calcext:value-type="string">
            <text:p>Название столбца "Показатель" не должно меняется при пролистывании таблицы вниз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Задвоен значок ссылки внизу страницы 9.1</text:p>
          </table:table-cell>
          <table:table-cell table:style-name="ce5" office:value-type="string" calcext:value-type="string">
            <text:p>Тривиа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9" <text:s text:c="10"/>3. <text:s/>Кликнуть по "Тестовая страница №1" <text:s text:c="53"/>4. Опуститься вниз страницы <text:s text:c="27"/></text:p>
          </table:table-cell>
          <table:table-cell table:style-name="ce5" office:value-type="string" calcext:value-type="string">
            <text:p>Задвоен значок ссылки</text:p>
          </table:table-cell>
          <table:table-cell table:style-name="ce5" office:value-type="string" calcext:value-type="string">
            <text:p>Должен быть один значок ссылки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404 ошибка при переходе по ссылке «сайт ПАО «Чимичанга Ltd.» на странице 9.1</text:p>
          </table:table-cell>
          <table:table-cell table:style-name="ce5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0"/>
          <table:table-cell table:style-name="ce10" office:value-type="string" calcext:value-type="string">
            <text:p>1. Открыть бургер меню на боковой панели <text:s text:c="46"/>2. Активировать выпадающий список у пункта "Тестовая страница №9" <text:s text:c="23"/>3. <text:s/>Кликнуть по "Тестовая страница №1" <text:s text:c="53"/>4. Опуститься вниз страницы <text:s text:c="13"/>5. Кликнуть на значок ссылки напротив <text:s text:c="2"/>«сайт ПАО «Чимичанга Ltd.» <text:s text:c="11"/></text:p>
          </table:table-cell>
          <table:table-cell table:style-name="ce5" office:value-type="string" calcext:value-type="string">
            <text:p>Появляется 404 ошибка</text:p>
          </table:table-cell>
          <table:table-cell table:style-name="ce5" office:value-type="string" calcext:value-type="string">
            <text:p>Сайт компании должен открываться в новом окне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Не хватает иконок соц. сетей в боковой панели инструментов, в разделе "Поделиться"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 office:value-type="string" calcext:value-type="string">
            <text:p>В боковой панели инструментов, в разделе "Поделиться" нет следующих соц. сетей, которые указаны в футере: YouTube, Instagram</text:p>
          </table:table-cell>
          <table:table-cell table:style-name="ce12" office:value-type="string" calcext:value-type="string">
            <text:p>1. Открыть <text:s/>"Инструменты" на боковой панели <text:s text:c="46"/>2. Выбрать раздел "Поделиться" <text:s text:c="4"/></text:p>
          </table:table-cell>
          <table:table-cell table:style-name="ce6" office:value-type="string" calcext:value-type="string">
            <text:p>В боковой панели инструментов, в разделе "Поделиться" отсутствуют соц. сети YouTube и Instagram</text:p>
          </table:table-cell>
          <table:table-cell table:style-name="ce6" office:value-type="string" calcext:value-type="string">
            <text:p>В боковой панели инструментов, в разделе "Поделиться" должны быть иконки соц. сетей YouTube и Instagram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Нет личного кабинета пользователя на <text:s/>сайте</text:p>
          </table:table-cell>
          <table:table-cell table:style-name="ce6" office:value-type="string" calcext:value-type="string">
            <text:p>Критическая</text:p>
          </table:table-cell>
          <table:table-cell table:style-name="ce10" office:value-type="string" calcext:value-type="string">
            <text:p>1. Перейти на главную страницу сайта</text:p>
            <text:p/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Авторизоваться под учетной записью</text:p>
          </table:table-cell>
          <table:table-cell table:style-name="ce6" office:value-type="string" calcext:value-type="string">
            <text:p>Отсутствует личный кабинет авторизированного пользователя</text:p>
          </table:table-cell>
          <table:table-cell table:style-name="ce6" office:value-type="string" calcext:value-type="string">
            <text:p>Личный кабинет пользователя должен присутствовать на сайте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Отсутствует поисковая строка в версии сайта для ПК, которая появляется в бургер меню при просмотре сайта с других устройств</text:p>
          </table:table-cell>
          <table:table-cell table:style-name="ce6" office:value-type="string" calcext:value-type="string">
            <text:p>Критическ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9"/></text:p>
          </table:table-cell>
          <table:table-cell table:style-name="ce6" office:value-type="string" calcext:value-type="string">
            <text:p>Поисковая строка отсутствует при активации бургер меню</text:p>
          </table:table-cell>
          <table:table-cell table:style-name="ce6" office:value-type="string" calcext:value-type="string">
            <text:p>Поисковая строка должна присутствовать при активации бургер меню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Ошибка Manifest в <text:s/>Сhrome Devtools : Line: 1, column: 1, Syntax error при запуске manifest.json:1 </text:p>
          </table:table-cell>
          <table:table-cell table:style-name="ce6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вкладку Console в Chrome Devtools <text:s text:c="21"/></text:p>
          </table:table-cell>
          <table:table-cell table:style-name="ce6" office:value-type="string" calcext:value-type="string">
            <text:p>В консоле горит ошибка Manifest: Line: 1, column: 1, Syntax error при запуске manifest.json:1</text:p>
          </table:table-cell>
          <table:table-cell table:style-name="ce6" office:value-type="string" calcext:value-type="string">
            <text:p>В консоле не должно появляться ошибок при работе с сайтом, за иключением тех, что связаны с ПО блокирующее рекламу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Ошибка 401 <text:s/>Сhrome Devtools при отправке GET запроса авторизированным пользователем http://stage.test-qa.3ebra.com/favicon-icons/ru/manifest.json?v=wAv76MJzel </text:p>
          </table:table-cell>
          <table:table-cell table:style-name="ce6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Открыть вкладку Console в Chrome Devtools <text:s text:c="21"/></text:p>
          </table:table-cell>
          <table:table-cell table:style-name="ce6" office:value-type="string" calcext:value-type="string">
            <text:p>В консоле горит ошибка Ошибка 401 при отправке GET запроса авторизированным пользователем http://stage.test-qa.3ebra.com/favicon-icons/ru/manifest.json?v=wAv76MJzel </text:p>
          </table:table-cell>
          <table:table-cell table:style-name="ce6" office:value-type="string" calcext:value-type="string">
            <text:p>В консоле не должно появляться ошибок при работе с сайтом, за иключением тех, что связаны с ПО блокирующее рекламу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Фамилия Брианны Хильдебранд наезжает на ФИО Джины Д. Карано на стр. 5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 и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Выбрать <text:s/>"Тестовая страница №5" <text:s text:c="10"/></text:p>
          </table:table-cell>
          <table:table-cell table:style-name="ce6" office:value-type="string" calcext:value-type="string">
            <text:p>Фамилия Брианны Хильдебранд наезжает на ФИО Джины Д. Карано</text:p>
          </table:table-cell>
          <table:table-cell table:style-name="ce6" office:value-type="string" calcext:value-type="string">
            <text:p>ФИО участников совета директоров не должны наезжать друг на друг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Фото Тодда Дж. Миллера, на стр.5, больше других по размеру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 и 1024х768;</text:p>
          </table:table-cell>
          <table:table-cell table:style-name="ce12" office:value-type="string" calcext:value-type="string">
            <text:p>Размер фото Тодда Дж. Миллера <text:s/>= 141.84х200.17 вместо 141.84х179.28, как у других членов совета директоров</text:p>
          </table:table-cell>
          <table:table-cell table:style-name="ce12" office:value-type="string" calcext:value-type="string">
            <text:p>1. Открыть бургер меню на боковой панели <text:s text:c="60"/>2. Выбрать <text:s/>"Тестовая страница №5" <text:s text:c="10"/></text:p>
          </table:table-cell>
          <table:table-cell table:style-name="ce6" office:value-type="string" calcext:value-type="string">
            <text:p>Размер фото Тодда Дж. Миллера <text:s/>= 141.84х200.17</text:p>
          </table:table-cell>
          <table:table-cell table:style-name="ce12" office:value-type="string" calcext:value-type="string">
            <text:p>Размер фото Тодда Дж. Миллера <text:s text:c="2"/>должен быть 141.84х179.28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Фамилия Уильяма Бр. Питта наезжает на ФИО Хью М. Джекмана на стр. 6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 и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Выбрать <text:s/>"Тестовая страница №6" <text:s text:c="10"/></text:p>
          </table:table-cell>
          <table:table-cell table:style-name="ce6" office:value-type="string" calcext:value-type="string">
            <text:p>Фамилия Уильяма Бр. Питта наезжает на ФИО Хью М. Джекмана</text:p>
          </table:table-cell>
          <table:table-cell table:style-name="ce6" office:value-type="string" calcext:value-type="string">
            <text:p>ФИО участников совета правления не должны наезжать друг на друг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Врезка заезжает в футер на стр.7.1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,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1" <text:s text:c="14"/></text:p>
          </table:table-cell>
          <table:table-cell table:style-name="ce6" office:value-type="string" calcext:value-type="string">
            <text:p>Врезка в ассайде заезжает в футер</text:p>
          </table:table-cell>
          <table:table-cell table:style-name="ce6" office:value-type="string" calcext:value-type="string">
            <text:p>Врезка в ассайде должна быть в границах активного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Текст вылезает за границы окна на стр. 3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Выбрать <text:s/>"Тестовая страница №3" <text:s text:c="10"/></text:p>
          </table:table-cell>
          <table:table-cell table:style-name="ce6" office:value-type="string" calcext:value-type="string">
            <text:p>Текст вылезает за границы окна </text:p>
          </table:table-cell>
          <table:table-cell table:style-name="ce6" office:value-type="string" calcext:value-type="string">
            <text:p>Текст не должен вылез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<text:s/>Врезка "Устав компании" выезжает за границы окна, в аккордеоне "Общее собрание акционеров 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Общее собрание акционеров "</text:p>
          </table:table-cell>
          <table:table-cell table:style-name="ce6" office:value-type="string" calcext:value-type="string">
            <text:p><text:s/>Врезке "Устав компании" выезжает за границы окна</text:p>
          </table:table-cell>
          <table:table-cell table:style-name="ce6" office:value-type="string" calcext:value-type="string">
            <text:p><text:s/>Врезке "Устав компании" не должна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Врезка <text:s/>«Положение об Общем собрании акционеров» <text:s/>выезжает за границы окна , в аккордеоне "Общее собрание акционеров 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Общее собрание акционеров "</text:p>
          </table:table-cell>
          <table:table-cell table:style-name="ce6" office:value-type="string" calcext:value-type="string">
            <text:p>Врезка <text:s/>"Положение об Общем собрании акционеров" выезжает за границы окна</text:p>
          </table:table-cell>
          <table:table-cell table:style-name="ce6" office:value-type="string" calcext:value-type="string">
            <text:p>Врезка <text:s/>"Положение об Общем собрании акционеров" не должна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Врезка " Личный кабинет акционера" выезжает за границы окна , в аккордеоне "Совет директоров" на 7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вет директоров "</text:p>
          </table:table-cell>
          <table:table-cell table:style-name="ce6" office:value-type="string" calcext:value-type="string">
            <text:p>Врезка "Личный кабинет акционера" выезжает за границы окна</text:p>
          </table:table-cell>
          <table:table-cell table:style-name="ce6" office:value-type="string" calcext:value-type="string">
            <text:p>Врезка "Личный кабинет акционера" не должна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Врезка «Политика повышения квалификации членов Совета директоров", в аккордеоне "Состав совета директоров ", на 7 стр., выезжает за границы окна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став совета директоров"</text:p>
          </table:table-cell>
          <table:table-cell table:style-name="ce6" office:value-type="string" calcext:value-type="string">
            <text:p>Врезка <text:s/>"Политика повышения квалификации членов Совета директоров" выезжает за границы окна</text:p>
          </table:table-cell>
          <table:table-cell table:style-name="ce6" office:value-type="string" calcext:value-type="string">
            <text:p>Врезка <text:s/>"Политика повышения квалификации членов Совета директоров" не должна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Врезка "Оценка деятельности Совета директоров", в аккордеоне "Состав совета директоров ", на 7 стр., выезжает за границы окна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</text:p>
          </table:table-cell>
          <table:table-cell table:style-name="ce12"/>
          <table:table-cell table:style-name="ce10" office:value-type="string" calcext:value-type="string">
            <text:p>1. Открыть бургер меню на боковой панели <text:s text:c="46"/>2. Выбрать пункт "Тестовая страница №7" <text:s text:c="51"/>3. Раскрыть аккордеон "Состав совета директоров"</text:p>
          </table:table-cell>
          <table:table-cell table:style-name="ce6" office:value-type="string" calcext:value-type="string">
            <text:p>Врезка "Оценка деятельности Совета директоров" <text:s/>выезжает за границы окна</text:p>
          </table:table-cell>
          <table:table-cell table:style-name="ce6" office:value-type="string" calcext:value-type="string">
            <text:p>Врезка "Оценка деятельности Совета директоров" не должна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Текст цифрового выноса а в ассайде выезжает за границы окна на странице 7.4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,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7" <text:s text:c="10"/>3. <text:s/>Кликнуть по "Тестовая страница №4" <text:s text:c="69"/>4. Перейти в раздел "Состав правления" <text:s/></text:p>
          </table:table-cell>
          <table:table-cell table:style-name="ce6" office:value-type="string" calcext:value-type="string">
            <text:p>Текст цифрового выноса а в ассайде выезжает за границы окна</text:p>
          </table:table-cell>
          <table:table-cell table:style-name="ce6" office:value-type="string" calcext:value-type="string">
            <text:p>Текст цифрового выноса а в ассайде <text:s/>не должен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Текст блока выезжает в ассайд на стр. 3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3" <text:s text:c="8"/></text:p>
          </table:table-cell>
          <table:table-cell table:style-name="ce6" office:value-type="string" calcext:value-type="string">
            <text:p>Текст блока выезжает в ассайд</text:p>
          </table:table-cell>
          <table:table-cell table:style-name="ce6" office:value-type="string" calcext:value-type="string">
            <text:p>Текст блока не должен выезжать в ассайд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Текст блока выезжает за границы окна на стр 3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;</text:p>
          </table:table-cell>
          <table:table-cell table:style-name="ce12"/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3" <text:s text:c="8"/></text:p>
          </table:table-cell>
          <table:table-cell table:style-name="ce6" office:value-type="string" calcext:value-type="string">
            <text:p>Текст блока выезжает за границы окна</text:p>
          </table:table-cell>
          <table:table-cell table:style-name="ce6" office:value-type="string" calcext:value-type="string">
            <text:p>Текст блока не должен выезжать за границы окн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Размера модального окна 7 тултипа меньше по размеру при просмотре диаграммы "Кворум общих собраний акционеров в 2017–2019 годах" в отдельном в модальном окне на 4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366х768</text:p>
          </table:table-cell>
          <table:table-cell table:style-name="ce12" office:value-type="string" calcext:value-type="string">
            <text:p>Ввиду нехватки места на экране окно 7 тултипа сжимается, вместо того, чтобы сместиться влево без изменения размера. Актуально только если диаграмма открыта в отдельном модальном окне.</text:p>
          </table:table-cell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4" <text:s text:c="49"/>3. Нажать на кнопку зума под диаграммой "Кворум общих собраний акционеров в 2017–2019 годах"</text:p>
          </table:table-cell>
          <table:table-cell table:style-name="ce6" office:value-type="string" calcext:value-type="string">
            <text:p>Размер модального окна 7 тултипа меньше по размеру</text:p>
          </table:table-cell>
          <table:table-cell table:style-name="ce6" office:value-type="string" calcext:value-type="string">
            <text:p>Ширина модальных окон всех тултипов должен быть одинаковым. При нехватке места на экране модальное окно должно открываться слева от элемент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Размера модального окна 6 тултипа меньше по размеру при просмотре диаграммы "Кворум общих собраний акционеров в 2017–2019 годах" в отдельном в модальном окне на 4 стр.</text:p>
          </table:table-cell>
          <table:table-cell table:style-name="ce6" office:value-type="string" calcext:value-type="string">
            <text:p>Не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024х768;</text:p>
          </table:table-cell>
          <table:table-cell table:style-name="ce12" office:value-type="string" calcext:value-type="string">
            <text:p>Ввиду нехватки места на экране окно 6 тултипа сжимается, вместо того, чтобы сместиться влево без изменения размера. Актуально только если диаграмма открыта в отдельном модальном окне.</text:p>
          </table:table-cell>
          <table:table-cell table:style-name="ce12" office:value-type="string" calcext:value-type="string">
            <text:p>1. Открыть бургер меню на боковой панели <text:s text:c="60"/>2. Активировать выпадающий список у пункта "Тестовая страница №4" <text:s text:c="49"/>3. Нажать на кнопку зума под диаграммой "Кворум общих собраний акционеров в 2017–2019 годах"</text:p>
          </table:table-cell>
          <table:table-cell table:style-name="ce6" office:value-type="string" calcext:value-type="string">
            <text:p>Размер модального окна 6 тултипа меньше по размеру</text:p>
          </table:table-cell>
          <table:table-cell table:style-name="ce6" office:value-type="string" calcext:value-type="string">
            <text:p>Ширина модальных окон всех тултипов должен быть одинаковым. При нехватке места на экране модальное окно должно открываться слева от элемента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Неактивны разделы «Приложения» и «Политика Cookie» в футере</text:p>
          </table:table-cell>
          <table:table-cell table:style-name="ce6" office:value-type="string" calcext:value-type="string">
            <text:p>Значительная</text:p>
          </table:table-cell>
          <table:table-cell table:style-name="ce10" office:value-type="string" calcext:value-type="string">
            <text:p>1. Перейти на главную страницу</text:p>
            <text:p>2. Авторизоваться под учетной записью</text:p>
          </table:table-cell>
          <table:table-cell table:style-name="ce5" office:value-type="string" calcext:value-type="string">
            <text:p>Windows 10 Pro x64, Google Chrome <text:s/>114.0.5735.91, разрешение экрана 1920х1080,1366х768, 1024х768;</text:p>
          </table:table-cell>
          <table:table-cell table:style-name="ce12"/>
          <table:table-cell table:style-name="ce12" office:value-type="string" calcext:value-type="string">
            <text:p>1. Перейти в футер сайта</text:p>
          </table:table-cell>
          <table:table-cell table:style-name="ce6" office:value-type="string" calcext:value-type="string">
            <text:p>Неактивны разделы «Приложения» и «Политика Cookie»</text:p>
          </table:table-cell>
          <table:table-cell table:style-name="ce6" office:value-type="string" calcext:value-type="string">
            <text:p>Разделы «Приложения» и «Политика Cookie» должны быть активны и открывать соответствующие страницы</text:p>
          </table:table-cell>
          <table:table-cell table:style-name="ce12"/>
          <table:table-cell table:number-columns-repeated="1014"/>
        </table:table-row>
        <table:table-row table:style-name="ro8" table:number-rows-repeated="855">
          <table:table-cell table:style-name="ce3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/>
          <table:table-cell table:number-columns-repeated="1014"/>
        </table:table-row>
        <table:table-row table:style-name="ro11" table:number-rows-repeated="104762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Лист2.$A$1" table:cell-range-address="$Лист2.$A$1:.$J$1"/>
        </table:named-expressions>
      </table:table>
      <table:named-expressions/>
      <table:database-ranges>
        <table:database-range table:name="__Anonymous_Sheet_DB__0" table:target-range-address="Лист2.A1:Лист2.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ttb" style:first-page-number="continue" style:scale-to="48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6:42:47</meta:creation-date>
    <meta:initial-creator>MILANA</meta:initial-creator>
    <meta:document-statistic meta:table-count="1" meta:cell-count="773" meta:object-count="0"/>
    <meta:generator>LibreOfficeDev/6.0.5.2$Linux_X86_64 LibreOffice_project/</meta:generator>
  </office:meta>
</office:document-meta>
</file>